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951in" table:align="left"/>
    </style:style>
    <style:style style:name="Table1.A" style:family="table-column">
      <style:table-column-properties style:column-width="1.0285in"/>
    </style:style>
    <style:style style:name="Table1.B" style:family="table-column">
      <style:table-column-properties style:column-width="1.0493in"/>
    </style:style>
    <style:style style:name="Table1.C" style:family="table-column">
      <style:table-column-properties style:column-width="3.1118in"/>
    </style:style>
    <style:style style:name="Table1.D" style:family="table-column">
      <style:table-column-properties style:column-width="1.7056in"/>
    </style:style>
    <style:style style:name="Table1.A1" style:family="table-cell">
      <style:table-cell-properties style:vertical-align="middle" fo:background-color="#d9d9d9" fo:padding-left="0.0729in" fo:padding-right="0.0729in" fo:padding-top="0.0194in" fo:padding-bottom="0.0194in" fo:border="0.05pt solid #000000">
        <style:background-image/>
      </style:table-cell-properties>
    </style:style>
    <style:style style:name="Table1.A2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B2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C2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D2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A3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B3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C3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D3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A4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B4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C4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D4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A5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B5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C5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Table1.D5" style:family="table-cell">
      <style:table-cell-properties style:vertical-align="middle" fo:padding-left="0.0729in" fo:padding-right="0.0729in" fo:padding-top="0.0194in" fo:padding-bottom="0.0194in" fo:border="0.05pt solid #000000"/>
    </style:style>
    <style:style style:name="P1" style:family="paragraph" style:parent-style-name="Standard">
      <style:text-properties officeooo:rsid="0002cb39" officeooo:paragraph-rsid="0002cb39"/>
    </style:style>
    <style:style style:name="P2" style:family="paragraph" style:parent-style-name="Standard">
      <style:paragraph-properties fo:text-align="end" style:justify-single-word="false"/>
      <style:text-properties officeooo:rsid="0002cb39" officeooo:paragraph-rsid="0002cb39"/>
    </style:style>
    <style:style style:name="P3" style:family="paragraph" style:parent-style-name="Standard">
      <style:text-properties fo:font-size="60pt" officeooo:rsid="0002cb39" officeooo:paragraph-rsid="0002cb39" style:font-size-asian="60pt" style:font-size-complex="60pt"/>
    </style:style>
    <style:style style:name="P4" style:family="paragraph" style:parent-style-name="Standard">
      <style:paragraph-properties fo:text-align="end" style:justify-single-word="false"/>
      <style:text-properties fo:font-size="40pt" fo:font-weight="bold" officeooo:rsid="0002cb39" officeooo:paragraph-rsid="0002cb39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40pt" fo:font-weight="bold" officeooo:rsid="0002cb39" officeooo:paragraph-rsid="0003fd5b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36pt" fo:font-weight="bold" officeooo:rsid="0003fd5b" officeooo:paragraph-rsid="0003fd5b" style:font-size-asian="36pt" style:font-weight-asian="bold" style:font-size-complex="36pt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02cb39" officeooo:paragraph-rsid="0002cb39" style:text-blinking="false" fo:background-color="transparent"/>
    </style:style>
    <style:style style:name="P8" style:family="paragraph" style:parent-style-name="Text_20_body">
      <style:text-properties officeooo:paragraph-rsid="0003fd5b"/>
    </style:style>
    <style:style style:name="P9" style:family="paragraph" style:parent-style-name="Text_20_body" style:list-style-name="L2">
      <style:text-properties officeooo:paragraph-rsid="0003fd5b"/>
    </style:style>
    <style:style style:name="P10" style:family="paragraph" style:parent-style-name="Text_20_body" style:list-style-name="L1">
      <style:text-properties fo:font-size="20pt" officeooo:paragraph-rsid="0003fd5b" style:font-size-asian="20pt" style:font-size-complex="20pt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</style:style>
    <style:style style:name="P12" style:family="paragraph" style:parent-style-name="Text_20_body" style:list-style-name="L1">
      <style:paragraph-properties fo:break-before="page"/>
      <style:text-properties fo:font-size="20pt" officeooo:paragraph-rsid="0003fd5b" style:font-size-asian="20pt" style:font-size-complex="20pt"/>
    </style:style>
    <style:style style:name="P1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.75pt" fo:font-style="normal" style:text-underline-style="none" fo:font-weight="bold" style:text-blinking="false" fo:background-color="transparent"/>
    </style:style>
    <style:style style:name="P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9.75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9.75pt" fo:font-style="normal" style:text-underline-style="none" fo:font-weight="normal" officeooo:rsid="0002cb39" officeooo:paragraph-rsid="0002cb39" style:text-blinking="false" fo:background-color="transparent"/>
    </style:style>
    <style:style style:name="P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style:text-blinking="false" fo:background-color="transparent"/>
    </style:style>
    <style:style style:name="P17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T1" style:family="text">
      <style:text-properties officeooo:rsid="0002cb3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fd5b"/>
    </style:style>
    <style:style style:name="T4" style:family="text">
      <style:text-properties fo:font-size="12pt" officeooo:rsid="0003fd5b" style:font-size-asian="10.5pt" style:font-size-complex="12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<text:span text:style-name="T3">Dúvidas</text:span>, <text:span text:style-name="T3">s</text:span>ugestões e</text:p>
      <text:p text:style-name="P4"><text:s/>notas adicionais </text:p>
      <text:p text:style-name="P4">para o trabalho de </text:p>
      <text:p text:style-name="P4">implementação</text:p>
      <text:p text:style-name="P6">versão 1.0.0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Nova Iguaçu</text:p>
      <text:p text:style-name="P1"><text:tab/><text:tab/><text:tab/><text:tab/><text:tab/><text:tab/> <text:s text:c="6"/>2016</text:p>
      <text:p text:style-name="P1"><text:soft-page-break/></text:p>
      <text:p text:style-name="P1"/>
      <text:p text:style-name="P1"/>
      <text:p text:style-name="P1"/>
      <text:p text:style-name="P1"/>
      <text:p text:style-name="P1"><text:tab/>Este documento tem por fim elicitar as sugestões, dúvidas e notas adicionais para o trabalho de implementação artigo “Metaheurística <text:span text:style-name="T2">Simulated Annealing</text:span> aplicada ao problema de corte bidimensional não guilhotinado” , da disciplina de Tópicos Especiais em Otimização. Obs: Este documento foi editado no <text:span text:style-name="T2">Libre Office Writer</text:span>. Por favor, não modificá-lo em editor de texto diferente para não desformatá-lo.</text:p>
      <text:p text:style-name="P1"/>
      <text:p text:style-name="P1"/>
      <text:p text:style-name="P1"/>
      <text:p text:style-name="P7"><text:bookmark text:name="docs-internal-guid-009ab7f5-8930-5dd0-cca3-6f4d31a823e4"/>Histórico de Revisão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Versão</text:p>
          </table:table-cell>
          <table:table-cell table:style-name="Table1.A1" office:value-type="string">
            <text:p text:style-name="P13">Descrição</text:p>
          </table:table-cell>
          <table:table-cell table:style-name="Table1.A1" office:value-type="string">
            <text:p text:style-name="P13">Autor</text:p>
          </table:table-cell>
        </table:table-row>
        <table:table-row>
          <table:table-cell table:style-name="Table1.A2" office:value-type="string">
            <text:p text:style-name="P16">2<text:span text:style-name="T1">1</text:span>/<text:span text:style-name="T1">11</text:span>/2016</text:p>
          </table:table-cell>
          <table:table-cell table:style-name="Table1.B2" office:value-type="string">
            <text:p text:style-name="P14">1.0.0</text:p>
          </table:table-cell>
          <table:table-cell table:style-name="Table1.C2" office:value-type="string">
            <text:p text:style-name="P14">Versão inicial do <text:span text:style-name="T1">documento.</text:span></text:p>
          </table:table-cell>
          <table:table-cell table:style-name="Table1.D2" office:value-type="string">
            <text:p text:style-name="P15">Hosana Gomes</text:p>
          </table:table-cell>
        </table:table-row>
        <table:table-row>
          <table:table-cell table:style-name="Table1.A3" office:value-type="string">
            <text:p text:style-name="P17"/>
          </table:table-cell>
          <table:table-cell table:style-name="Table1.B3" office:value-type="string">
            <text:p text:style-name="P17"/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17"/>
          </table:table-cell>
        </table:table-row>
        <table:table-row>
          <table:table-cell table:style-name="Table1.A4" office:value-type="string">
            <text:p text:style-name="P17"/>
          </table:table-cell>
          <table:table-cell table:style-name="Table1.B4" office:value-type="string">
            <text:p text:style-name="P17"/>
          </table:table-cell>
          <table:table-cell table:style-name="Table1.C4" office:value-type="string">
            <text:p text:style-name="P17"/>
          </table:table-cell>
          <table:table-cell table:style-name="Table1.D4" office:value-type="string">
            <text:p text:style-name="P17"/>
          </table:table-cell>
        </table:table-row>
        <table:table-row>
          <table:table-cell table:style-name="Table1.A5" office:value-type="string">
            <text:p text:style-name="P17"/>
          </table:table-cell>
          <table:table-cell table:style-name="Table1.B5" office:value-type="string">
            <text:p text:style-name="P17"/>
          </table:table-cell>
          <table:table-cell table:style-name="Table1.C5" office:value-type="string">
            <text:p text:style-name="P17"/>
          </table:table-cell>
          <table:table-cell table:style-name="Table1.D5" office:value-type="string">
            <text:p text:style-name="P17"/>
          </table:table-cell>
        </table:table-row>
      </table:table>
      <text:list xml:id="list6893716551430163705" text:style-name="L1">
        <text:list-item>
          <text:p text:style-name="P12"><text:span text:style-name="T1">Dúvidas</text:span></text:p>
        </text:list-item>
        <text:list-item>
          <text:p text:style-name="P12"><text:span text:style-name="T1">Sugestões</text:span></text:p>
        </text:list-item>
      </text:list>
      <text:p text:style-name="P8"/>
      <text:list xml:id="list2405813272089213827" text:style-name="L2">
        <text:list-item>
          <text:p text:style-name="P9"><text:span text:style-name="T3">No momento, optei por não considerar os limites P e Q, pois não sei se é de fato útil e não sei muito bem onde verificar isso. No artigo, ficou meio perdida essa notação. Eles só falam disso na pág. 2. Sinceramente, achei desnecessário e acho que poderíamos propor a solução do problema como irrestrito(sem limites inferior e superior)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13844995012641" text:continue-list="list6893716551430163705" text:style-name="L1">
        <text:list-item>
          <text:p text:style-name="P10"><text:soft-page-break/><text:span text:style-name="T3">Notas adicionais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21:12:30.341409059</meta:creation-date>
    <dc:date>2016-11-21T21:38:43.767769447</dc:date>
    <meta:editing-duration>PT10M50S</meta:editing-duration>
    <meta:editing-cycles>1</meta:editing-cycles>
    <meta:document-statistic meta:table-count="1" meta:image-count="0" meta:object-count="0" meta:page-count="5" meta:paragraph-count="21" meta:word-count="155" meta:character-count="998" meta:non-whitespace-character-count="844"/>
    <meta:generator>LibreOffice/4.4.6.3$Linux_X86_64 LibreOffice_project/40m0$Build-3</meta:generator>
  </office:meta>
</office:document-meta>
</file>